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.446073323" calcext:value-type="float">
            <text:p>1,446073323</text:p>
          </table:table-cell>
          <table:table-cell office:value-type="float" office:value="600.087215596" calcext:value-type="float">
            <text:p>600,087215596</text:p>
          </table:table-cell>
          <table:table-cell office:value-type="float" office:value="431.214961936" calcext:value-type="float">
            <text:p>431,214961936</text:p>
          </table:table-cell>
        </table:table-row>
        <table:table-row table:style-name="ro1">
          <table:table-cell office:value-type="float" office:value="0.013746415" calcext:value-type="float">
            <text:p>0,013746415</text:p>
          </table:table-cell>
          <table:table-cell office:value-type="float" office:value="600.081519998" calcext:value-type="float">
            <text:p>600,081519998</text:p>
          </table:table-cell>
          <table:table-cell office:value-type="float" office:value="441.678437651" calcext:value-type="float">
            <text:p>441,678437651</text:p>
          </table:table-cell>
        </table:table-row>
        <table:table-row table:style-name="ro1">
          <table:table-cell office:value-type="float" office:value="0.029795005" calcext:value-type="float">
            <text:p>0,029795005</text:p>
          </table:table-cell>
          <table:table-cell office:value-type="float" office:value="600.100001686" calcext:value-type="float">
            <text:p>600,100001686</text:p>
          </table:table-cell>
          <table:table-cell office:value-type="float" office:value="438.412595034" calcext:value-type="float">
            <text:p>438,412595034</text:p>
          </table:table-cell>
        </table:table-row>
        <table:table-row table:style-name="ro1">
          <table:table-cell office:value-type="float" office:value="0.013477827" calcext:value-type="float">
            <text:p>0,013477827</text:p>
          </table:table-cell>
          <table:table-cell office:value-type="float" office:value="600.099816116" calcext:value-type="float">
            <text:p>600,099816116</text:p>
          </table:table-cell>
          <table:table-cell office:value-type="float" office:value="439.55831649" calcext:value-type="float">
            <text:p>439,55831649</text:p>
          </table:table-cell>
        </table:table-row>
        <table:table-row table:style-name="ro1">
          <table:table-cell office:value-type="float" office:value="0.020092534" calcext:value-type="float">
            <text:p>0,020092534</text:p>
          </table:table-cell>
          <table:table-cell office:value-type="float" office:value="600.100499789" calcext:value-type="float">
            <text:p>600,100499789</text:p>
          </table:table-cell>
          <table:table-cell office:value-type="float" office:value="438.855388589" calcext:value-type="float">
            <text:p>438,855388589</text:p>
          </table:table-cell>
        </table:table-row>
        <table:table-row table:style-name="ro1">
          <table:table-cell office:value-type="float" office:value="0.016185595" calcext:value-type="float">
            <text:p>0,016185595</text:p>
          </table:table-cell>
          <table:table-cell office:value-type="float" office:value="600.099827142" calcext:value-type="float">
            <text:p>600,099827142</text:p>
          </table:table-cell>
          <table:table-cell office:value-type="float" office:value="442.103599283" calcext:value-type="float">
            <text:p>442,103599283</text:p>
          </table:table-cell>
        </table:table-row>
        <table:table-row table:style-name="ro1">
          <table:table-cell office:value-type="float" office:value="0.010190329" calcext:value-type="float">
            <text:p>0,010190329</text:p>
          </table:table-cell>
          <table:table-cell office:value-type="float" office:value="600.099758118" calcext:value-type="float">
            <text:p>600,099758118</text:p>
          </table:table-cell>
          <table:table-cell office:value-type="float" office:value="439.816849186" calcext:value-type="float">
            <text:p>439,816849186</text:p>
          </table:table-cell>
        </table:table-row>
        <table:table-row table:style-name="ro1">
          <table:table-cell office:value-type="float" office:value="0.007266274" calcext:value-type="float">
            <text:p>0,007266274</text:p>
          </table:table-cell>
          <table:table-cell office:value-type="float" office:value="600.100249983" calcext:value-type="float">
            <text:p>600,100249983</text:p>
          </table:table-cell>
          <table:table-cell office:value-type="float" office:value="440.109547347" calcext:value-type="float">
            <text:p>440,109547347</text:p>
          </table:table-cell>
        </table:table-row>
        <table:table-row table:style-name="ro1">
          <table:table-cell office:value-type="float" office:value="0.009925049" calcext:value-type="float">
            <text:p>0,009925049</text:p>
          </table:table-cell>
          <table:table-cell office:value-type="float" office:value="600.099356536" calcext:value-type="float">
            <text:p>600,099356536</text:p>
          </table:table-cell>
          <table:table-cell office:value-type="float" office:value="439.640334594" calcext:value-type="float">
            <text:p>439,640334594</text:p>
          </table:table-cell>
        </table:table-row>
        <table:table-row table:style-name="ro1">
          <table:table-cell office:value-type="float" office:value="0.007994026" calcext:value-type="float">
            <text:p>0,007994026</text:p>
          </table:table-cell>
          <table:table-cell office:value-type="float" office:value="600.105873763" calcext:value-type="float">
            <text:p>600,105873763</text:p>
          </table:table-cell>
          <table:table-cell office:value-type="float" office:value="438.559612789" calcext:value-type="float">
            <text:p>438,5596127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151758475" calcext:value-type="float">
            <text:p>0,0151758475</text:p>
          </table:table-cell>
          <table:table-cell table:formula="of:=TRIMMEAN([.B2:.B11];0.2)" office:value-type="float" office:value="600.09834062075" calcext:value-type="float">
            <text:p>600,0983406208</text:p>
          </table:table-cell>
          <table:table-cell table:formula="of:=TRIMMEAN([.C2:.C11];0.2)" office:value-type="float" office:value="439.57888521" calcext:value-type="float">
            <text:p>439,57888521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261228044" calcext:value-type="float">
            <text:p>0,261228044</text:p>
          </table:table-cell>
          <table:table-cell office:value-type="float" office:value="600.101799886" calcext:value-type="float">
            <text:p>600,101799886</text:p>
          </table:table-cell>
          <table:table-cell office:value-type="float" office:value="509.180817916" calcext:value-type="float">
            <text:p>509,180817916</text:p>
          </table:table-cell>
        </table:table-row>
        <table:table-row table:style-name="ro1">
          <table:table-cell office:value-type="float" office:value="0.018328755" calcext:value-type="float">
            <text:p>0,018328755</text:p>
          </table:table-cell>
          <table:table-cell office:value-type="float" office:value="600.099554512" calcext:value-type="float">
            <text:p>600,099554512</text:p>
          </table:table-cell>
          <table:table-cell office:value-type="float" office:value="514.025297776" calcext:value-type="float">
            <text:p>514,025297776</text:p>
          </table:table-cell>
        </table:table-row>
        <table:table-row table:style-name="ro1">
          <table:table-cell office:value-type="float" office:value="0.013321221" calcext:value-type="float">
            <text:p>0,013321221</text:p>
          </table:table-cell>
          <table:table-cell office:value-type="float" office:value="600.099230925" calcext:value-type="float">
            <text:p>600,099230925</text:p>
          </table:table-cell>
          <table:table-cell office:value-type="float" office:value="508.837023682" calcext:value-type="float">
            <text:p>508,837023682</text:p>
          </table:table-cell>
        </table:table-row>
        <table:table-row table:style-name="ro1">
          <table:table-cell office:value-type="float" office:value="0.015799401" calcext:value-type="float">
            <text:p>0,015799401</text:p>
          </table:table-cell>
          <table:table-cell office:value-type="float" office:value="600.100395635" calcext:value-type="float">
            <text:p>600,100395635</text:p>
          </table:table-cell>
          <table:table-cell office:value-type="float" office:value="512.488508537" calcext:value-type="float">
            <text:p>512,488508537</text:p>
          </table:table-cell>
        </table:table-row>
        <table:table-row table:style-name="ro1">
          <table:table-cell office:value-type="float" office:value="0.014699946" calcext:value-type="float">
            <text:p>0,014699946</text:p>
          </table:table-cell>
          <table:table-cell office:value-type="float" office:value="600.099228897" calcext:value-type="float">
            <text:p>600,099228897</text:p>
          </table:table-cell>
          <table:table-cell office:value-type="float" office:value="512.074934151" calcext:value-type="float">
            <text:p>512,074934151</text:p>
          </table:table-cell>
        </table:table-row>
        <table:table-row table:style-name="ro1">
          <table:table-cell office:value-type="float" office:value="0.010103273" calcext:value-type="float">
            <text:p>0,010103273</text:p>
          </table:table-cell>
          <table:table-cell office:value-type="float" office:value="600.100593773" calcext:value-type="float">
            <text:p>600,100593773</text:p>
          </table:table-cell>
          <table:table-cell office:value-type="float" office:value="516.925617022" calcext:value-type="float">
            <text:p>516,925617022</text:p>
          </table:table-cell>
        </table:table-row>
        <table:table-row table:style-name="ro1">
          <table:table-cell office:value-type="float" office:value="0.010888818" calcext:value-type="float">
            <text:p>0,010888818</text:p>
          </table:table-cell>
          <table:table-cell office:value-type="float" office:value="600.099873782" calcext:value-type="float">
            <text:p>600,099873782</text:p>
          </table:table-cell>
          <table:table-cell office:value-type="float" office:value="513.524186542" calcext:value-type="float">
            <text:p>513,524186542</text:p>
          </table:table-cell>
        </table:table-row>
        <table:table-row table:style-name="ro1">
          <table:table-cell office:value-type="float" office:value="0.01066234" calcext:value-type="float">
            <text:p>0,01066234</text:p>
          </table:table-cell>
          <table:table-cell office:value-type="float" office:value="600.099456318" calcext:value-type="float">
            <text:p>600,099456318</text:p>
          </table:table-cell>
          <table:table-cell office:value-type="float" office:value="516.8815436" calcext:value-type="float">
            <text:p>516,8815436</text:p>
          </table:table-cell>
        </table:table-row>
        <table:table-row table:style-name="ro1">
          <table:table-cell office:value-type="float" office:value="0.012845601" calcext:value-type="float">
            <text:p>0,012845601</text:p>
          </table:table-cell>
          <table:table-cell office:value-type="float" office:value="600.105385573" calcext:value-type="float">
            <text:p>600,105385573</text:p>
          </table:table-cell>
          <table:table-cell office:value-type="float" office:value="518.508967594" calcext:value-type="float">
            <text:p>518,508967594</text:p>
          </table:table-cell>
        </table:table-row>
        <table:table-row table:style-name="ro1">
          <table:table-cell office:value-type="float" office:value="0.009636962" calcext:value-type="float">
            <text:p>0,009636962</text:p>
          </table:table-cell>
          <table:table-cell office:value-type="float" office:value="600.095684161" calcext:value-type="float">
            <text:p>600,095684161</text:p>
          </table:table-cell>
          <table:table-cell office:value-type="float" office:value="517.818035188" calcext:value-type="float">
            <text:p>517,8180351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13331169375" calcext:value-type="float">
            <text:p>0,0133311694</text:p>
          </table:table-cell>
          <table:table-cell table:formula="of:=TRIMMEAN([.B2:.B11];0.2)" office:value-type="float" office:value="600.100016716" calcext:value-type="float">
            <text:p>600,100016716</text:p>
          </table:table-cell>
          <table:table-cell table:formula="of:=TRIMMEAN([.C2:.C11];0.2)" office:value-type="float" office:value="514.1148675915" calcext:value-type="float">
            <text:p>514,1148675915</text:p>
          </table:table-cell>
        </table:table-row>
      </table:table>
      <table:table table:name="6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30026246" calcext:value-type="float">
            <text:p>0,130026246</text:p>
          </table:table-cell>
          <table:table-cell office:value-type="float" office:value="600.080799012" calcext:value-type="float">
            <text:p>600,080799012</text:p>
          </table:table-cell>
          <table:table-cell office:value-type="float" office:value="507.802066834" calcext:value-type="float">
            <text:p>507,802066834</text:p>
          </table:table-cell>
        </table:table-row>
        <table:table-row table:style-name="ro1">
          <table:table-cell office:value-type="float" office:value="0.005651236" calcext:value-type="float">
            <text:p>0,005651236</text:p>
          </table:table-cell>
          <table:table-cell office:value-type="float" office:value="600.100736386" calcext:value-type="float">
            <text:p>600,100736386</text:p>
          </table:table-cell>
          <table:table-cell office:value-type="float" office:value="507.965309563" calcext:value-type="float">
            <text:p>507,965309563</text:p>
          </table:table-cell>
        </table:table-row>
        <table:table-row table:style-name="ro1">
          <table:table-cell office:value-type="float" office:value="0.007849836" calcext:value-type="float">
            <text:p>0,007849836</text:p>
          </table:table-cell>
          <table:table-cell office:value-type="float" office:value="600.099391847" calcext:value-type="float">
            <text:p>600,099391847</text:p>
          </table:table-cell>
          <table:table-cell office:value-type="float" office:value="506.83508746" calcext:value-type="float">
            <text:p>506,83508746</text:p>
          </table:table-cell>
        </table:table-row>
        <table:table-row table:style-name="ro1">
          <table:table-cell office:value-type="float" office:value="0.009164908" calcext:value-type="float">
            <text:p>0,009164908</text:p>
          </table:table-cell>
          <table:table-cell office:value-type="float" office:value="600.10363744" calcext:value-type="float">
            <text:p>600,10363744</text:p>
          </table:table-cell>
          <table:table-cell office:value-type="float" office:value="504.061440168" calcext:value-type="float">
            <text:p>504,061440168</text:p>
          </table:table-cell>
        </table:table-row>
        <table:table-row table:style-name="ro1">
          <table:table-cell office:value-type="float" office:value="0.009941118" calcext:value-type="float">
            <text:p>0,009941118</text:p>
          </table:table-cell>
          <table:table-cell office:value-type="float" office:value="600.096736495" calcext:value-type="float">
            <text:p>600,096736495</text:p>
          </table:table-cell>
          <table:table-cell office:value-type="float" office:value="505.809335203" calcext:value-type="float">
            <text:p>505,809335203</text:p>
          </table:table-cell>
        </table:table-row>
        <table:table-row table:style-name="ro1">
          <table:table-cell office:value-type="float" office:value="0.005122748" calcext:value-type="float">
            <text:p>0,005122748</text:p>
          </table:table-cell>
          <table:table-cell office:value-type="float" office:value="600.099196747" calcext:value-type="float">
            <text:p>600,099196747</text:p>
          </table:table-cell>
          <table:table-cell office:value-type="float" office:value="506.742859832" calcext:value-type="float">
            <text:p>506,742859832</text:p>
          </table:table-cell>
        </table:table-row>
        <table:table-row table:style-name="ro1">
          <table:table-cell office:value-type="float" office:value="0.005795723" calcext:value-type="float">
            <text:p>0,005795723</text:p>
          </table:table-cell>
          <table:table-cell office:value-type="float" office:value="600.10120348" calcext:value-type="float">
            <text:p>600,10120348</text:p>
          </table:table-cell>
          <table:table-cell office:value-type="float" office:value="507.450199151" calcext:value-type="float">
            <text:p>507,450199151</text:p>
          </table:table-cell>
        </table:table-row>
        <table:table-row table:style-name="ro1">
          <table:table-cell office:value-type="float" office:value="0.004092539" calcext:value-type="float">
            <text:p>0,004092539</text:p>
          </table:table-cell>
          <table:table-cell office:value-type="float" office:value="600.101409399" calcext:value-type="float">
            <text:p>600,101409399</text:p>
          </table:table-cell>
          <table:table-cell office:value-type="float" office:value="505.060742196" calcext:value-type="float">
            <text:p>505,060742196</text:p>
          </table:table-cell>
        </table:table-row>
        <table:table-row table:style-name="ro1">
          <table:table-cell office:value-type="float" office:value="0.004464852" calcext:value-type="float">
            <text:p>0,004464852</text:p>
          </table:table-cell>
          <table:table-cell office:value-type="float" office:value="600.097613172" calcext:value-type="float">
            <text:p>600,097613172</text:p>
          </table:table-cell>
          <table:table-cell office:value-type="float" office:value="505.118137532" calcext:value-type="float">
            <text:p>505,118137532</text:p>
          </table:table-cell>
        </table:table-row>
        <table:table-row table:style-name="ro1">
          <table:table-cell office:value-type="float" office:value="0.004375593" calcext:value-type="float">
            <text:p>0,004375593</text:p>
          </table:table-cell>
          <table:table-cell office:value-type="float" office:value="600.111317776" calcext:value-type="float">
            <text:p>600,111317776</text:p>
          </table:table-cell>
          <table:table-cell office:value-type="float" office:value="507.61571302" calcext:value-type="float">
            <text:p>507,615713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654575175" calcext:value-type="float">
            <text:p>0,0065457518</text:p>
          </table:table-cell>
          <table:table-cell table:formula="of:=TRIMMEAN([.B2:.B11];0.2)" office:value-type="float" office:value="600.09999062075" calcext:value-type="float">
            <text:p>600,0999906208</text:p>
          </table:table-cell>
          <table:table-cell table:formula="of:=TRIMMEAN([.C2:.C11];0.2)" office:value-type="float" office:value="506.5542676535" calcext:value-type="float">
            <text:p>506,5542676535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175.5mm" svg:y="4.72mm">
            <draw:object draw:notify-on-update-of-ranges="Comparativo.A2:Comparativo.A2 Comparativo.B1:Comparativo.B1 Comparativo.B2:Comparativo.B2 Comparativo.C1:Comparativo.C1 Comparativo.C2:Comparativo.C2 Comparativo.D1:Comparativo.D1 Comparativo.D2:Comparativo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3.55mm" svg:y="101.13mm">
            <draw:object draw:notify-on-update-of-ranges="Comparativo.A3:Comparativo.A3 Comparativo.B3:Comparativo.B3 Comparativo.C3:Comparativo.C3 Comparativo.D3:Comparativo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9.95mm" svg:y="6.84mm">
            <draw:object draw:notify-on-update-of-ranges="Comparativo.A4:Comparativo.A4 Comparativo.B4:Comparativo.B4 Comparativo.C4:Comparativo.C4 Comparativo.D4:Comparativo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2CM.A13]" office:value-type="float" office:value="0.0151758475" calcext:value-type="float">
            <text:p>0,0151758475</text:p>
          </table:table-cell>
          <table:table-cell table:formula="of:=[4CM.A13]" office:value-type="float" office:value="0.013331169375" calcext:value-type="float">
            <text:p>0,0133311694</text:p>
          </table:table-cell>
          <table:table-cell table:formula="of:=[6CM.A13]" office:value-type="float" office:value="0.00654575175" calcext:value-type="float">
            <text:p>0,006545751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[2CM.B13]" office:value-type="float" office:value="600.09834062075" calcext:value-type="float">
            <text:p>600,0983406208</text:p>
          </table:table-cell>
          <table:table-cell table:formula="of:=[4CM.B13]" office:value-type="float" office:value="600.100016716" calcext:value-type="float">
            <text:p>600,100016716</text:p>
          </table:table-cell>
          <table:table-cell table:formula="of:=[6CM.B13]" office:value-type="float" office:value="600.09999062075" calcext:value-type="float">
            <text:p>600,099990620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[2CM.C13]" office:value-type="float" office:value="439.57888521" calcext:value-type="float">
            <text:p>439,57888521</text:p>
          </table:table-cell>
          <table:table-cell table:formula="of:=[4CM.C13]" office:value-type="float" office:value="514.1148675915" calcext:value-type="float">
            <text:p>514,1148675915</text:p>
          </table:table-cell>
          <table:table-cell table:formula="of:=[6CM.C13]" office:value-type="float" office:value="506.5542676535" calcext:value-type="float">
            <text:p>506,5542676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09:49:04.0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6-28T09:51:52.239000000</dc:date>
    <meta:editing-duration>PT12M23S</meta:editing-duration>
    <meta:editing-cycles>5</meta:editing-cycles>
    <meta:generator>LibreOffice/4.4.7.2$Windows_x86 LibreOffice_project/f3153a8b245191196a4b6b9abd1d0da16eead600</meta:generator>
    <meta:document-statistic meta:table-count="4" meta:cell-count="1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Comparativo.A2:Comparativo.D2 Comparativo.B1:Comparativo.D1" chart:data-source-has-labels="both" svg:x="0.32cm" svg:y="0.18cm" svg:width="13.891cm" svg:height="8.64cm">
          <chartooo:coordinate-region svg:x="1.418cm" svg:y="0.379cm" svg:width="12.793cm" svg:height="7.794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B1:Comparativo.B1</svg:desc>
                </draw:g>
              </table:table-cell>
              <table:table-cell office:value-type="string">
                <text:p>4CM</text:p>
                <draw:g>
                  <svg:desc>Comparativo.C1:Comparativo.C1</svg:desc>
                </draw:g>
              </table:table-cell>
              <table:table-cell office:value-type="string">
                <text:p>6CM</text:p>
                <draw:g>
                  <svg:desc>Comparativo.D1:Comparativ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0151758475">
                <text:p>0.0151758475</text:p>
                <draw:g>
                  <svg:desc>Comparativo.B2:Comparativo.B2</svg:desc>
                </draw:g>
              </table:table-cell>
              <table:table-cell office:value-type="float" office:value="0.013331169375">
                <text:p>0.013331169375</text:p>
                <draw:g>
                  <svg:desc>Comparativo.C2:Comparativo.C2</svg:desc>
                </draw:g>
              </table:table-cell>
              <table:table-cell office:value-type="float" office:value="0.00654575175">
                <text:p>0.00654575175</text:p>
                <draw:g>
                  <svg:desc>Comparativo.D2:Comparativo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703cm" style:legend-expansion="high" chart:style-name="ch2"/>
        <chart:plot-area chart:style-name="ch3" table:cell-range-address="Comparativo.A3:Comparativo.D3" chart:data-source-has-labels="column" svg:x="0.32cm" svg:y="0.18cm" svg:width="12.091cm" svg:height="8.64cm">
          <chartooo:coordinate-region svg:x="1.973cm" svg:y="0.379cm" svg:width="10.438cm" svg:height="7.794cm"/>
          <chart:axis chart:dimension="x" chart:name="primary-x" chart:style-name="ch4" chartooo:axis-type="auto">
            <chartooo:date-scale/>
            <chart:categories table:cell-range-address="Comparativo.A3:Compar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3:Comparativo.B3" chart:class="chart:bar">
            <chart:data-point/>
          </chart:series>
          <chart:series chart:style-name="ch8" chart:values-cell-range-address="Comparativo.C3:Comparativo.C3" chart:class="chart:bar">
            <chart:data-point/>
          </chart:series>
          <chart:series chart:style-name="ch9" chart:values-cell-range-address="Comparativo.D3:Comparativo.D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Comparativo.A3:Comparativo.A3</svg:desc>
                </draw:g>
              </table:table-cell>
              <table:table-cell office:value-type="float" office:value="600.09834062075">
                <text:p>600.09834062075</text:p>
                <draw:g>
                  <svg:desc>Comparativo.B3:Comparativo.B3</svg:desc>
                </draw:g>
              </table:table-cell>
              <table:table-cell office:value-type="float" office:value="600.100016716">
                <text:p>600.100016716</text:p>
                <draw:g>
                  <svg:desc>Comparativo.C3:Comparativo.C3</svg:desc>
                </draw:g>
              </table:table-cell>
              <table:table-cell office:value-type="float" office:value="600.09999062075">
                <text:p>600.09999062075</text:p>
                <draw:g>
                  <svg:desc>Comparativo.D3:Comparativo.D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703cm" style:legend-expansion="high" chart:style-name="ch2"/>
        <chart:plot-area chart:style-name="ch3" table:cell-range-address="Comparativo.A4:Comparativo.D4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4:Comparativo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4:Comparativo.B4" chart:class="chart:bar">
            <chart:data-point/>
          </chart:series>
          <chart:series chart:style-name="ch8" chart:values-cell-range-address="Comparativo.C4:Comparativo.C4" chart:class="chart:bar">
            <chart:data-point/>
          </chart:series>
          <chart:series chart:style-name="ch9" chart:values-cell-range-address="Comparativo.D4:Comparativo.D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Comparativo.A4:Comparativo.A4</svg:desc>
                </draw:g>
              </table:table-cell>
              <table:table-cell office:value-type="float" office:value="439.57888521">
                <text:p>439.57888521</text:p>
                <draw:g>
                  <svg:desc>Comparativo.B4:Comparativo.B4</svg:desc>
                </draw:g>
              </table:table-cell>
              <table:table-cell office:value-type="float" office:value="514.1148675915">
                <text:p>514.1148675915</text:p>
                <draw:g>
                  <svg:desc>Comparativo.C4:Comparativo.C4</svg:desc>
                </draw:g>
              </table:table-cell>
              <table:table-cell office:value-type="float" office:value="506.5542676535">
                <text:p>506.5542676535</text:p>
                <draw:g>
                  <svg:desc>Comparativo.D4:Comparativo.D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